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.6806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0.805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 officeooo:rsid="001d5084" officeooo:paragraph-rsid="001d5084"/>
    </style:style>
    <style:style style:name="P2" style:family="paragraph" style:parent-style-name="Standard">
      <style:text-properties style:text-underline-style="none" officeooo:rsid="0021984f" officeooo:paragraph-rsid="0021984f"/>
    </style:style>
    <style:style style:name="P3" style:family="paragraph" style:parent-style-name="Standard">
      <style:text-properties style:text-underline-style="none" officeooo:rsid="0021984f" officeooo:paragraph-rsid="0022eba4"/>
    </style:style>
    <style:style style:name="P4" style:family="paragraph" style:parent-style-name="Standard">
      <style:text-properties officeooo:paragraph-rsid="002a07e0"/>
    </style:style>
    <style:style style:name="P5" style:family="paragraph" style:parent-style-name="Standard">
      <style:text-properties officeooo:paragraph-rsid="002fb5eb"/>
    </style:style>
    <style:style style:name="P6" style:family="paragraph" style:parent-style-name="Standard">
      <style:paragraph-properties fo:text-align="start" style:justify-single-word="false"/>
      <style:text-properties officeooo:rsid="0034ae7f" officeooo:paragraph-rsid="0034ae7f"/>
    </style:style>
    <style:style style:name="P7" style:family="paragraph" style:parent-style-name="Standard">
      <style:text-properties officeooo:paragraph-rsid="0034ae7f"/>
    </style:style>
    <style:style style:name="P8" style:family="paragraph" style:parent-style-name="Standard">
      <style:text-properties officeooo:rsid="00379559" officeooo:paragraph-rsid="003aa78f"/>
    </style:style>
    <style:style style:name="P9" style:family="paragraph" style:parent-style-name="Standard">
      <style:text-properties officeooo:rsid="00398b4d" officeooo:paragraph-rsid="00379559"/>
    </style:style>
    <style:style style:name="P10" style:family="paragraph" style:parent-style-name="Standard">
      <style:text-properties officeooo:rsid="00398b4d" officeooo:paragraph-rsid="003aa78f"/>
    </style:style>
    <style:style style:name="P11" style:family="paragraph" style:parent-style-name="Standard">
      <style:text-properties officeooo:paragraph-rsid="003aa78f"/>
    </style:style>
    <style:style style:name="P12" style:family="paragraph" style:parent-style-name="Standard">
      <style:paragraph-properties fo:text-align="start" style:justify-single-word="false"/>
      <style:text-properties officeooo:rsid="003f508e" officeooo:paragraph-rsid="003f508e"/>
    </style:style>
    <style:style style:name="P13" style:family="paragraph" style:parent-style-name="Standard">
      <style:paragraph-properties fo:text-align="start" style:justify-single-word="false"/>
      <style:text-properties officeooo:rsid="003f508e" officeooo:paragraph-rsid="0040cd6e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3f508e" officeooo:paragraph-rsid="003f508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450247" officeooo:paragraph-rsid="00450247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4745db" officeooo:paragraph-rsid="004745db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490a0e" officeooo:paragraph-rsid="00490a0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49a556" officeooo:paragraph-rsid="0049a556" style:font-weight-asian="normal" style:font-weight-complex="normal"/>
    </style:style>
    <style:style style:name="P19" style:family="paragraph" style:parent-style-name="Standard">
      <style:paragraph-properties fo:text-align="center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officeooo:rsid="0034ae7f" officeooo:paragraph-rsid="0034ae7f"/>
    </style:style>
    <style:style style:name="P20" style:family="paragraph" style:parent-style-name="Table_20_Contents">
      <style:paragraph-properties fo:text-align="center" style:justify-single-word="false"/>
      <style:text-properties officeooo:rsid="00398b4d" officeooo:paragraph-rsid="00398b4d"/>
    </style:style>
    <style:style style:name="T1" style:family="text">
      <style:text-properties officeooo:rsid="001fe713"/>
    </style:style>
    <style:style style:name="T2" style:family="text">
      <style:text-properties officeooo:rsid="0020cbd3"/>
    </style:style>
    <style:style style:name="T3" style:family="text">
      <style:text-properties officeooo:rsid="0021984f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233ec" style:font-style-asian="italic" style:font-style-complex="italic"/>
    </style:style>
    <style:style style:name="T6" style:family="text">
      <style:text-properties fo:font-style="italic" officeooo:rsid="0028a2ef" style:font-style-asian="italic" style:font-style-complex="italic"/>
    </style:style>
    <style:style style:name="T7" style:family="text">
      <style:text-properties fo:font-style="italic" fo:font-weight="normal" officeooo:rsid="0040cd6e" style:font-style-asian="italic" style:font-weight-asian="normal" style:font-style-complex="italic" style:font-weight-complex="normal"/>
    </style:style>
    <style:style style:name="T8" style:family="text">
      <style:text-properties officeooo:rsid="0024659e"/>
    </style:style>
    <style:style style:name="T9" style:family="text">
      <style:text-properties officeooo:rsid="0025a374"/>
    </style:style>
    <style:style style:name="T10" style:family="text">
      <style:text-properties officeooo:rsid="00275d00"/>
    </style:style>
    <style:style style:name="T11" style:family="text">
      <style:text-properties officeooo:rsid="002b6de8"/>
    </style:style>
    <style:style style:name="T12" style:family="text">
      <style:text-properties style:text-position="super 58%" officeooo:rsid="002b6de8"/>
    </style:style>
    <style:style style:name="T13" style:family="text">
      <style:text-properties style:text-position="super 58%" fo:font-weight="bold" officeooo:rsid="003c9fe4" style:font-weight-asian="bold" style:font-weight-complex="bold"/>
    </style:style>
    <style:style style:name="T14" style:family="text">
      <style:text-properties style:text-position="super 58%" fo:font-style="italic" fo:font-weight="normal" officeooo:rsid="0040cd6e" style:font-style-asian="italic" style:font-weight-asian="normal" style:font-style-complex="italic" style:font-weight-complex="normal"/>
    </style:style>
    <style:style style:name="T15" style:family="text">
      <style:text-properties officeooo:rsid="002d5e2b"/>
    </style:style>
    <style:style style:name="T16" style:family="text">
      <style:text-properties officeooo:rsid="002fb5eb"/>
    </style:style>
    <style:style style:name="T17" style:family="text">
      <style:text-properties officeooo:rsid="003072b9"/>
    </style:style>
    <style:style style:name="T18" style:family="text">
      <style:text-properties officeooo:rsid="00332ae0"/>
    </style:style>
    <style:style style:name="T19" style:family="text">
      <style:text-properties officeooo:rsid="00379559"/>
    </style:style>
    <style:style style:name="T20" style:family="text">
      <style:text-properties officeooo:rsid="00398b4d"/>
    </style:style>
    <style:style style:name="T21" style:family="text">
      <style:text-properties officeooo:rsid="003aa78f"/>
    </style:style>
    <style:style style:name="T22" style:family="text">
      <style:text-properties style:text-position="0% 100%"/>
    </style:style>
    <style:style style:name="T23" style:family="text">
      <style:text-properties style:text-position="0% 100%" fo:font-weight="bold" officeooo:rsid="003c9fe4" style:font-weight-asian="bold" style:font-weight-complex="bold"/>
    </style:style>
    <style:style style:name="T24" style:family="text">
      <style:text-properties style:text-position="0% 100%" fo:font-weight="bold" officeooo:rsid="0040cd6e" style:font-weight-asian="bold" style:font-weight-complex="bold"/>
    </style:style>
    <style:style style:name="T25" style:family="text">
      <style:text-properties style:text-position="0% 100%" officeooo:rsid="0040cd6e"/>
    </style:style>
    <style:style style:name="T26" style:family="text">
      <style:text-properties style:text-position="0% 100%" fo:font-style="italic" fo:font-weight="normal" officeooo:rsid="0040cd6e" style:font-style-asian="italic" style:font-weight-asian="normal" style:font-style-complex="italic" style:font-weight-complex="normal"/>
    </style:style>
    <style:style style:name="T27" style:family="text">
      <style:text-properties style:text-position="0% 100%" officeooo:rsid="0041b42f"/>
    </style:style>
    <style:style style:name="T28" style:family="text">
      <style:text-properties style:text-position="0% 100%" officeooo:rsid="00450247"/>
    </style:style>
    <style:style style:name="T29" style:family="text">
      <style:text-properties style:text-position="0% 100%" officeooo:rsid="00490a0e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3c9fe4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1/25/18</text:p>
      <text:p text:style-name="P1"/>
      <text:p text:style-name="P1">- “<text:span text:style-name="T1">Growth Rate” is different from “Cost”</text:span></text:p>
      <text:p text:style-name="P1">* <text:span text:style-name="T2">Cost: How much does it cost to exec an algo</text:span></text:p>
      <text:p text:style-name="P1">* <text:span text:style-name="T2">Growth Rate: At wat rate does the cost of an algo increase w/ various inut sizes</text:span></text:p>
      <text:p text:style-name="P1"/>
      <text:p text:style-name="P1">-<text:span text:style-name="T3">Its common to ae an algo w/ multi inputs</text:span></text:p>
      <text:p text:style-name="P1"/>
      <text:p text:style-name="P2">&gt;<text:line-break/><text:tab/>for(int x = 0; x &lt; num_rows; i++)</text:p>
      <text:p text:style-name="P2"><text:tab/>{</text:p>
      <text:p text:style-name="P2"><text:tab/><text:tab/>for(int y = 0; y &lt; num_col; y++)</text:p>
      <text:p text:style-name="P2"><text:tab/><text:tab/>{</text:p>
      <text:p text:style-name="P2"><text:tab/><text:tab/><text:tab/>cout &lt;&lt; my_array[x][y];</text:p>
      <text:p text:style-name="P2"><text:tab/><text:tab/>}</text:p>
      <text:p text:style-name="P3"><text:tab/>}<text:tab/>//<text:span text:style-name="T4"> </text:span><text:span text:style-name="T5">2D array - </text:span><text:span text:style-name="T6">Linear</text:span></text:p>
      <text:p text:style-name="P2">&lt;</text:p>
      <text:p text:style-name="P2"/>
      <text:p text:style-name="P2">- <text:span text:style-name="T8">Space complexity</text:span></text:p>
      <text:p text:style-name="P2">* <text:span text:style-name="T9">Estimates the amnt of growth rate of extra space required to perform an algo</text:span></text:p>
      <text:p text:style-name="P2">* <text:span text:style-name="T10">ust like time complexity, we use Big-O analysis</text:span></text:p>
      <text:p text:style-name="P2"/>
      <text:p text:style-name="P4">- <text:span text:style-name="T11">Most algos need no more than O(N) <text:s/>space</text:span></text:p>
      <text:p text:style-name="P4">* <text:span text:style-name="T11">operating on 2D structures often imply O(N</text:span><text:span text:style-name="T12">2</text:span><text:span text:style-name="T11">) complexity</text:span></text:p>
      <text:p text:style-name="P4"/>
      <text:p text:style-name="P5">- <text:span text:style-name="T15">Time Complexity // Space complexity:</text:span></text:p>
      <text:p text:style-name="P5"><text:span text:style-name="T15">* add an item to the end of a vector: <text:tab/><text:tab/>O(1)<text:tab/> <text:s/>//<text:tab/>O(1)</text:span></text:p>
      <text:p text:style-name="P4">* <text:span text:style-name="T16">add anywhere in the vector: <text:tab/><text:tab/><text:tab/>O(N)<text:tab/> <text:s/>//<text:tab/>O(1)</text:span></text:p>
      <text:p text:style-name="P7">* <text:span text:style-name="T16">remove from end: <text:tab/><text:tab/><text:tab/><text:tab/><text:tab/>O(1)<text:tab/> <text:s/>//<text:tab/>O(1)</text:span></text:p>
      <text:p text:style-name="P7">* <text:span text:style-name="T16">remove from anywhere in the vector: <text:tab/><text:tab/>O(N)<text:tab/> <text:s/>//<text:tab/>O(1)</text:span></text:p>
      <text:p text:style-name="P7">* <text:span text:style-name="T17">find in the vector: <text:tab/><text:tab/><text:tab/><text:tab/><text:tab/>O(N)<text:tab/> <text:s/>//<text:tab/>O(1)</text:span></text:p>
      <text:p text:style-name="P7">* <text:span text:style-name="T18">Resize the vector <text:tab/><text:tab/><text:tab/><text:tab/><text:tab/>O(N) <text:s text:c="2"/>//<text:tab/>O(N)</text:span></text:p>
      <text:p text:style-name="P4"/>
      <text:p text:style-name="P7">* <text:span text:style-name="T18">add at the end of a linked list:<text:tab/><text:tab/><text:tab/>O(1)/O(N)<text:tab/>//<text:tab/>O(1)</text:span></text:p>
      <text:p text:style-name="P7">* <text:span text:style-name="T18">add anywhere to linked list: <text:tab/><text:tab/><text:tab/>O(N)<text:tab/><text:tab/>// <text:tab/>O(1)</text:span></text:p>
      <text:p text:style-name="P7">* <text:span text:style-name="T18">Remoe from end of LL: <text:tab/><text:tab/><text:tab/><text:tab/>O(1)/O(N)<text:tab/>// <text:tab/>O(1)</text:span></text:p>
      <text:p text:style-name="P7">*<text:span text:style-name="T18">Remove from anywhere in LL: <text:tab/><text:tab/><text:tab/>O(N)<text:tab/><text:tab/>// <text:tab/>O(1)</text:span></text:p>
      <text:p text:style-name="P7">* <text:span text:style-name="T18">find in LL: <text:tab/><text:tab/><text:tab/><text:tab/><text:tab/><text:tab/>O(N)<text:tab/><text:tab/>// <text:tab/>O(1)</text:span></text:p>
      <text:p text:style-name="P7">* <text:span text:style-name="T18">resize LL:<text:tab/><text:tab/><text:tab/><text:tab/><text:tab/><text:tab/><text:tab/>N/A<text:tab/><text:tab/>//<text:tab/>O(1)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8"><text:soft-page-break/>&gt;<text:line-break/><text:tab/>sum1 = 0;</text:p>
      <text:p text:style-name="P8"><text:tab/>for (x=1; x &lt;= n; i++){</text:p>
      <text:p text:style-name="P8"><text:tab/><text:tab/>for(y=1; <text:span text:style-name="T20">y &lt;=x; j++){</text:span></text:p>
      <text:p text:style-name="P8"><text:tab/><text:tab/><text:tab/><text:span text:style-name="T20">sum1++;</text:span></text:p>
      <text:p text:style-name="P8"><text:tab/><text:tab/><text:span text:style-name="T20">}</text:span></text:p>
      <text:p text:style-name="P11"><text:span text:style-name="T19"><text:tab/>}</text:span></text:p>
      <text:p text:style-name="P10">&lt;</text:p>
      <text:p text:style-name="P10"/>
      <text:p text:style-name="P10"><text:span text:style-name="T30">- </text:span><text:span text:style-name="T31">O(n(n+1)/2) = O(n</text:span><text:span text:style-name="T13">2</text:span><text:span text:style-name="T23">)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N</text:p>
          </table:table-cell>
          <table:table-cell table:style-name="Table1.B1" office:value-type="string">
            <text:p text:style-name="P20"># <text:span text:style-name="T21">(sum1)</text:span></text:p>
          </table:table-cell>
        </table:table-row>
        <table:table-row>
          <table:table-cell table:style-name="Table1.A2" office:value-type="string">
            <text:p text:style-name="P20">1</text:p>
          </table:table-cell>
          <table:table-cell table:style-name="Table1.B2" office:value-type="string">
            <text:p text:style-name="P20">1</text:p>
          </table:table-cell>
        </table:table-row>
        <table:table-row>
          <table:table-cell table:style-name="Table1.A2" office:value-type="string">
            <text:p text:style-name="P20">2</text:p>
          </table:table-cell>
          <table:table-cell table:style-name="Table1.B2" office:value-type="string">
            <text:p text:style-name="P20">3</text:p>
          </table:table-cell>
        </table:table-row>
        <table:table-row>
          <table:table-cell table:style-name="Table1.A2" office:value-type="string">
            <text:p text:style-name="P20">3</text:p>
          </table:table-cell>
          <table:table-cell table:style-name="Table1.B2" office:value-type="string">
            <text:p text:style-name="P20">6</text:p>
          </table:table-cell>
        </table:table-row>
        <table:table-row>
          <table:table-cell table:style-name="Table1.A2" office:value-type="string">
            <text:p text:style-name="P20">4</text:p>
          </table:table-cell>
          <table:table-cell table:style-name="Table1.B2" office:value-type="string">
            <text:p text:style-name="P20">10</text:p>
          </table:table-cell>
        </table:table-row>
        <table:table-row>
          <table:table-cell table:style-name="Table1.A2" office:value-type="string">
            <text:p text:style-name="P20">5</text:p>
          </table:table-cell>
          <table:table-cell table:style-name="Table1.B2" office:value-type="string">
            <text:p text:style-name="P20">15</text:p>
          </table:table-cell>
        </table:table-row>
        <table:table-row>
          <table:table-cell table:style-name="Table1.A2" office:value-type="string">
            <text:p text:style-name="P20">6</text:p>
          </table:table-cell>
          <table:table-cell table:style-name="Table1.B2" office:value-type="string">
            <text:p text:style-name="P20">21</text:p>
          </table:table-cell>
        </table:table-row>
        <table:table-row>
          <table:table-cell table:style-name="Table1.A2" office:value-type="string">
            <text:p text:style-name="P20">7</text:p>
          </table:table-cell>
          <table:table-cell table:style-name="Table1.B2" office:value-type="string">
            <text:p text:style-name="P20">28</text:p>
          </table:table-cell>
        </table:table-row>
        <table:table-row>
          <table:table-cell table:style-name="Table1.A2" office:value-type="string">
            <text:p text:style-name="P20">8</text:p>
          </table:table-cell>
          <table:table-cell table:style-name="Table1.B2" office:value-type="string">
            <text:p text:style-name="P20">3<text:span text:style-name="T21">6</text:span></text:p>
          </table:table-cell>
        </table:table-row>
      </table:table>
      <text:p text:style-name="P19"/>
      <text:p text:style-name="P6"/>
      <text:p text:style-name="P12">&gt;</text:p>
      <text:p text:style-name="P12"><text:tab/>sum = 0;</text:p>
      <text:p text:style-name="P12"><text:tab/>for (x=0; x &lt; n; x++){</text:p>
      <text:p text:style-name="P12"><text:tab/><text:tab/>for(y=1; y&lt;=x; y++){</text:p>
      <text:p text:style-name="P12"><text:tab/><text:tab/><text:tab/>sum++;</text:p>
      <text:p text:style-name="P12"><text:tab/><text:tab/>}</text:p>
      <text:p text:style-name="P12"><text:tab/>for(z=0; z&lt;n; z++){</text:p>
      <text:p text:style-name="P12"><text:tab/><text:tab/>A[k]=k</text:p>
      <text:p text:style-name="P12"><text:tab/>}</text:p>
      <text:p text:style-name="P13"><text:tab/>//<text:span text:style-name="T7">O(N</text:span><text:span text:style-name="T14">2</text:span><text:span text:style-name="T26">)</text:span></text:p>
      <text:p text:style-name="P12">&lt;</text:p>
      <text:p text:style-name="P12"><text:span text:style-name="T24"/></text:p>
      <text:p text:style-name="P14"><text:span text:style-name="T25">- </text:span><text:span text:style-name="T27">single, non-nested loops tend to be linear</text:span></text:p>
      <text:p text:style-name="P14"><text:span text:style-name="T27"/></text:p>
      <text:p text:style-name="P14"><text:span text:style-name="T27"/></text:p>
      <text:p text:style-name="P14"><text:span text:style-name="T27"/></text:p>
      <text:p text:style-name="P14"><text:span text:style-name="T27"/></text:p>
      <text:p text:style-name="P14"><text:span text:style-name="T27"/></text:p>
      <text:p text:style-name="P14"><text:span text:style-name="T27"/></text:p>
      <text:p text:style-name="P14"><text:span text:style-name="T27"/></text:p>
      <text:p text:style-name="P14"><text:span text:style-name="T27"/></text:p>
      <text:p text:style-name="P14"><text:span text:style-name="T27"/></text:p>
      <text:p text:style-name="P14"><text:soft-page-break/><text:span text:style-name="T27">- </text:span><text:span text:style-name="T28">Exercise:</text:span></text:p>
      <text:p text:style-name="P15"><text:span text:style-name="T22"><text:tab/>Reproduction rate: 1,1,2,4,8,15,29,56</text:span></text:p>
      <text:p text:style-name="P15"><text:span text:style-name="T22">Following is a recurrance to represent the aove sequence:</text:span></text:p>
      <text:p text:style-name="P15"><text:span text:style-name="T22"><text:tab/>* n &lt; 2: 1<text:tab/>* n = 2: 2<text:tab/>* n = 3: 4<text:tab/></text:span></text:p>
      <text:p text:style-name="P15"><text:span text:style-name="T22"><text:tab/>* n &gt; 3: gen(n-1)+gen(n-2)+gen(n-3)+gen(n-4)</text:span></text:p>
      <text:p text:style-name="P15"><text:span text:style-name="T22"/></text:p>
      <text:p text:style-name="P16"><text:span text:style-name="T22">Write a program to perform the sequenece</text:span></text:p>
      <text:p text:style-name="P16"><text:span text:style-name="T22"/></text:p>
      <text:p text:style-name="P16"><text:span text:style-name="T22">&gt;</text:span></text:p>
      <text:p text:style-name="P16"><text:span text:style-name="T29"><text:tab/></text:span></text:p>
      <text:p text:style-name="P18"><text:span text:style-name="T22">&l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08:57:45.711218182</meta:creation-date>
    <meta:generator>LibreOffice/5.4.4.2$Linux_X86_64 LibreOffice_project/40m0$Build-2</meta:generator>
    <dc:date>2018-01-25T10:20:14.618692218</dc:date>
    <meta:editing-duration>PT1H22M18S</meta:editing-duration>
    <meta:editing-cycles>39</meta:editing-cycles>
    <meta:document-statistic meta:table-count="1" meta:image-count="0" meta:object-count="0" meta:page-count="3" meta:paragraph-count="78" meta:word-count="345" meta:character-count="1662" meta:non-whitespace-character-count="1286"/>
  </office:meta>
</office:document-meta>
</file>